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10000000108945F3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ff6600" draw:marker-start-width="0.45cm" draw:marker-end-width="0.45cm" draw:fill="gradient" draw:fill-gradient-name="nt_5f_icon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2.667cm"/>
    </style:style>
    <style:style style:name="gr3" style:family="graphic" style:parent-style-name="standard">
      <style:graphic-properties draw:stroke="none" svg:stroke-color="#000000" draw:fill="none" draw:fill-color="#ffffff" fo:min-height="4.03cm"/>
    </style:style>
    <style:style style:name="gr4" style:family="graphic" style:parent-style-name="standard">
      <style:graphic-properties draw:stroke="none" svg:stroke-color="#000000" draw:fill="none" draw:fill-color="#ffffff" fo:min-height="3.28cm"/>
    </style:style>
    <style:style style:name="gr5" style:family="graphic" style:parent-style-name="standard">
      <style:graphic-properties draw:stroke="none" svg:stroke-width="0.1cm" svg:stroke-color="#ff6600" draw:marker-start-width="0.45cm" draw:marker-end-width="0.45cm" draw:fill="gradient" draw:fill-gradient-name="Gradient_20_9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gradient" draw:fill-gradient-name="nt_5f_icon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4cm"/>
    </style:style>
    <style:style style:name="gr9" style:family="graphic" style:parent-style-name="standard">
      <style:graphic-properties draw:stroke="none" svg:stroke-color="#000000" draw:fill="none" draw:fill-color="#ffffff" fo:min-height="1.68cm"/>
    </style:style>
    <style:style style:name="gr10" style:family="graphic" style:parent-style-name="standard">
      <style:graphic-properties draw:stroke="none" svg:stroke-color="#000000" draw:fill="none" draw:fill-color="#ffffff" fo:min-height="2.75cm"/>
    </style:style>
    <style:style style:name="gr11" style:family="graphic" style:parent-style-name="standard">
      <style:graphic-properties draw:stroke="none" draw:fill="solid" draw:fill-color="#ffffcc" draw:fill-gradient-name="nt_5f_icon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3.29cm"/>
    </style:style>
    <style:style style:name="gr13" style:family="graphic" style:parent-style-name="standard">
      <style:graphic-properties draw:stroke="none" svg:stroke-color="#000000" draw:fill="none" draw:fill-color="#ffffff" fo:min-height="6.48cm"/>
    </style:style>
    <style:style style:name="gr14" style:family="graphic" style:parent-style-name="standard">
      <style:graphic-properties draw:stroke="none" svg:stroke-color="#000000" draw:fill="none" draw:fill-color="#ffffff" fo:min-height="3.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7f66ff" fo:font-size="96pt"/>
    </style:style>
    <style:style style:name="P4" style:family="paragraph">
      <style:paragraph-properties fo:margin-left="0cm" fo:margin-right="0cm" fo:text-indent="0cm"/>
      <style:text-properties fo:color="#7f66ff" fo:font-size="40pt"/>
    </style:style>
    <style:style style:name="P5" style:family="paragraph">
      <style:paragraph-properties fo:margin-left="0cm" fo:margin-right="0cm" fo:text-indent="0cm"/>
      <style:text-properties fo:color="#ff00ff" fo:font-family="'Novak Spring'" style:font-pitch="variable" fo:font-size="96pt"/>
    </style:style>
    <style:style style:name="P6" style:family="paragraph">
      <style:paragraph-properties fo:margin-left="0cm" fo:margin-right="0cm" fo:text-indent="0cm"/>
      <style:text-properties fo:color="#ff6600" fo:font-size="96pt"/>
    </style:style>
    <style:style style:name="P7" style:family="paragraph">
      <style:paragraph-properties fo:margin-left="0cm" fo:margin-right="0cm" fo:text-indent="0cm"/>
      <style:text-properties fo:color="#00a6ff" fo:font-family="'Novak Spring'" style:font-pitch="variable" fo:font-size="20pt"/>
    </style:style>
    <style:style style:name="P8" style:family="paragraph">
      <style:paragraph-properties fo:margin-left="0cm" fo:margin-right="0cm" fo:text-indent="0cm"/>
      <style:text-properties fo:font-family="'Novak Spring'" style:font-pitch="variable" fo:font-size="32pt"/>
    </style:style>
    <style:style style:name="P9" style:family="paragraph">
      <style:paragraph-properties fo:margin-left="0cm" fo:margin-right="0cm" fo:text-indent="0cm"/>
      <style:text-properties fo:color="#ff00ff" fo:font-family="'Novak Spring'" style:font-pitch="variable" fo:font-size="60pt"/>
    </style:style>
    <style:style style:name="P10" style:family="paragraph">
      <style:paragraph-properties fo:margin-left="0cm" fo:margin-right="0cm" fo:text-indent="0cm"/>
      <style:text-properties fo:color="#33ff00" fo:font-size="96pt"/>
    </style:style>
    <style:style style:name="P11" style:family="paragraph">
      <style:paragraph-properties fo:margin-left="0cm" fo:margin-right="0cm" fo:text-indent="0cm"/>
      <style:text-properties fo:color="#590000" fo:font-size="96pt"/>
    </style:style>
    <style:style style:name="P12" style:family="paragraph">
      <style:paragraph-properties fo:margin-left="0cm" fo:margin-right="0cm" fo:text-indent="0cm"/>
      <style:text-properties fo:color="#e50000" fo:font-size="96pt"/>
    </style:style>
    <style:style style:name="P13" style:family="paragraph">
      <style:paragraph-properties fo:margin-left="0cm" fo:margin-right="0cm" fo:text-indent="0cm"/>
      <style:text-properties fo:color="#00cc00" fo:font-size="96pt"/>
    </style:style>
    <style:style style:name="P14" style:family="paragraph">
      <style:paragraph-properties fo:margin-left="0cm" fo:margin-right="0cm" fo:text-indent="0cm"/>
      <style:text-properties fo:color="#000000" fo:font-size="96pt"/>
    </style:style>
    <style:style style:name="P15" style:family="paragraph">
      <style:paragraph-properties fo:margin-left="0cm" fo:margin-right="0cm" fo:text-indent="0cm"/>
      <style:text-properties fo:font-family="'Novak Spring'" style:font-pitch="variable" fo:font-size="96pt"/>
    </style:style>
    <style:style style:name="T1" style:family="text">
      <style:text-properties fo:color="#7f66ff" fo:font-family="'Novak Spring'" style:font-style-name="Regular" style:font-pitch="variable" fo:font-size="96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2" style:family="text">
      <style:text-properties fo:color="#7f66ff" fo:font-family="'Novak Spring'" style:font-style-name="Regular" style:font-pitch="variable" fo:font-size="40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3" style:family="text">
      <style:text-properties fo:color="#ff00ff" fo:font-family="'Novak Spring'" style:font-style-name="Regular" style:font-pitch="variable" fo:font-size="96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4" style:family="text">
      <style:text-properties fo:color="#ff6600" fo:font-family="'Novak Spring'" style:font-style-name="Regular" style:font-pitch="variable" fo:font-size="96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5" style:family="text">
      <style:text-properties fo:color="#00a6ff" fo:font-family="'Novak Spring'" style:font-style-name="Regular" style:font-pitch="variable" fo:font-size="20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6" style:family="text">
      <style:text-properties fo:color="#ff6600" fo:font-family="'Novak Spring'" style:font-pitch="variable" fo:font-size="32pt"/>
    </style:style>
    <style:style style:name="T7" style:family="text">
      <style:text-properties fo:color="#e50000" fo:font-family="'Novak Spring'" style:font-pitch="variable" fo:font-size="32pt"/>
    </style:style>
    <style:style style:name="T8" style:family="text">
      <style:text-properties fo:color="#ff00ff" fo:font-family="'Novak Spring'" style:font-style-name="Regular" style:font-pitch="variable" fo:font-size="60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9" style:family="text">
      <style:text-properties fo:color="#33ff00" fo:font-family="'Novak Spring'" style:font-style-name="Regular" style:font-pitch="variable" fo:font-size="96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10" style:family="text">
      <style:text-properties fo:color="#590000" fo:font-family="'Novak Spring'" style:font-style-name="Regular" style:font-pitch="variable" fo:font-size="96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11" style:family="text">
      <style:text-properties fo:color="#e50000" fo:font-family="'Novak Spring'" style:font-style-name="Regular" style:font-pitch="variable" fo:font-size="96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12" style:family="text">
      <style:text-properties fo:color="#00cc00" fo:font-family="'Novak Spring'" style:font-style-name="Regular" style:font-pitch="variable" fo:font-size="96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13" style:family="text">
      <style:text-properties fo:color="#000000" fo:font-family="'Novak Spring'" style:font-style-name="Regular" style:font-pitch="variable" fo:font-size="96pt" style:font-family-asian="'Novak Spring'" style:font-style-name-asian="Regular" style:font-pitch-asian="variable" style:font-family-complex="'Novak Spring'" style:font-style-name-complex="Regular" style:font-pitch-complex="variable"/>
    </style:style>
    <style:style style:name="T14" style:family="text">
      <style:text-properties fo:font-family="'Novak Spring'" style:font-pitch="variable" fo:font-size="9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ngebot.gif" draw:style-name="dp1" draw:master-page-name="Standard">
        <office:forms form:automatic-focus="false" form:apply-design-mode="false"/>
        <draw:g>
          <draw:rect draw:style-name="gr1" draw:text-style-name="P1" draw:layer="layout" svg:width="2.6cm" svg:height="2.6cm" svg:x="7.84cm" svg:y="13.22cm">
            <text:p text:style-name="P2"/>
          </draw:rect>
          <draw:frame draw:style-name="gr2" draw:text-style-name="P2" draw:layer="layout" svg:width="3.16cm" svg:height="2.917cm" svg:x="8.96cm" svg:y="11.5cm">
            <draw:text-box>
              <text:p text:style-name="P2"/>
            </draw:text-box>
          </draw:frame>
          <draw:frame draw:style-name="gr3" draw:text-style-name="P3" draw:layer="layout" svg:width="2cm" svg:height="4.942cm" svg:x="8.12cm" svg:y="12.058cm">
            <draw:text-box>
              <text:p text:style-name="P2"><text:span text:style-name="T1">!</text:span></text:p>
            </draw:text-box>
          </draw:frame>
          <draw:rect draw:style-name="gr1" draw:text-style-name="P1" draw:layer="layout" svg:width="2.6cm" svg:height="2.6cm" svg:x="7.84cm" svg:y="13.22cm">
            <text:p text:style-name="P2"/>
          </draw:rect>
          <draw:frame draw:style-name="gr2" draw:text-style-name="P2" draw:layer="layout" svg:width="3.16cm" svg:height="2.917cm" svg:x="8.96cm" svg:y="11.5cm">
            <draw:text-box>
              <text:p text:style-name="P2"/>
            </draw:text-box>
          </draw:frame>
          <draw:frame draw:style-name="gr3" draw:text-style-name="P3" draw:layer="layout" svg:width="2cm" svg:height="4.942cm" svg:x="8.12cm" svg:y="12.058cm">
            <draw:text-box>
              <text:p text:style-name="P2"><text:span text:style-name="T1">!</text:span></text:p>
            </draw:text-box>
          </draw:frame>
          <draw:rect draw:style-name="gr1" draw:text-style-name="P1" draw:layer="layout" svg:width="2.6cm" svg:height="2.6cm" svg:x="7.84cm" svg:y="13.22cm">
            <text:p text:style-name="P2"/>
          </draw:rect>
          <draw:frame draw:style-name="gr2" draw:text-style-name="P2" draw:layer="layout" svg:width="3.16cm" svg:height="2.917cm" svg:x="8.96cm" svg:y="11.5cm">
            <draw:text-box>
              <text:p text:style-name="P2"/>
            </draw:text-box>
          </draw:frame>
          <draw:frame draw:style-name="gr3" draw:text-style-name="P3" draw:layer="layout" svg:width="2cm" svg:height="4.942cm" svg:x="8.12cm" svg:y="12.058cm">
            <draw:text-box>
              <text:p text:style-name="P2"><text:span text:style-name="T1">!</text:span></text:p>
            </draw:text-box>
          </draw:frame>
        </draw:g>
        <draw:g>
          <draw:rect draw:style-name="gr1" draw:text-style-name="P1" draw:layer="zeichen" svg:width="2.6cm" svg:height="2.6cm" svg:x="8.32cm" svg:y="19.88cm">
            <text:p text:style-name="P2"/>
          </draw:rect>
          <draw:frame draw:style-name="gr2" draw:text-style-name="P2" draw:layer="zeichen" svg:width="3.16cm" svg:height="2.917cm" svg:x="9.44cm" svg:y="18.16cm">
            <draw:text-box>
              <text:p text:style-name="P2"/>
            </draw:text-box>
          </draw:frame>
          <draw:frame draw:style-name="gr3" draw:text-style-name="P3" draw:layer="zeichen" svg:width="2cm" svg:height="4.942cm" svg:x="8.6cm" svg:y="18.718cm">
            <draw:text-box>
              <text:p text:style-name="P2"><text:span text:style-name="T1">!</text:span></text:p>
            </draw:text-box>
          </draw:frame>
          <draw:rect draw:style-name="gr1" draw:text-style-name="P1" draw:layer="zeichen" svg:width="2.6cm" svg:height="2.6cm" svg:x="8.32cm" svg:y="19.88cm">
            <text:p text:style-name="P2"/>
          </draw:rect>
          <draw:frame draw:style-name="gr2" draw:text-style-name="P2" draw:layer="zeichen" svg:width="3.16cm" svg:height="2.917cm" svg:x="9.44cm" svg:y="18.16cm">
            <draw:text-box>
              <text:p text:style-name="P2"/>
            </draw:text-box>
          </draw:frame>
          <draw:frame draw:style-name="gr3" draw:text-style-name="P3" draw:layer="zeichen" svg:width="2cm" svg:height="4.942cm" svg:x="8.6cm" svg:y="18.718cm">
            <draw:text-box>
              <text:p text:style-name="P2"><text:span text:style-name="T1">!</text:span></text:p>
            </draw:text-box>
          </draw:frame>
          <draw:rect draw:style-name="gr1" draw:text-style-name="P1" draw:layer="zeichen" svg:width="2.6cm" svg:height="2.6cm" svg:x="8.32cm" svg:y="19.88cm">
            <text:p text:style-name="P2"/>
          </draw:rect>
          <draw:frame draw:style-name="gr2" draw:text-style-name="P2" draw:layer="zeichen" svg:width="3.16cm" svg:height="2.917cm" svg:x="9.44cm" svg:y="18.16cm">
            <draw:text-box>
              <text:p text:style-name="P2"/>
            </draw:text-box>
          </draw:frame>
          <draw:frame draw:style-name="gr3" draw:text-style-name="P3" draw:layer="zeichen" svg:width="2cm" svg:height="4.942cm" svg:x="8.6cm" svg:y="18.718cm">
            <draw:text-box>
              <text:p text:style-name="P2"><text:span text:style-name="T1">!</text:span></text:p>
            </draw:text-box>
          </draw:frame>
          <draw:frame draw:style-name="gr3" draw:text-style-name="P4" draw:layer="zeichen" svg:width="2cm" svg:height="4.28cm" svg:x="8.16cm" svg:y="20.08cm">
            <draw:text-box>
              <text:p text:style-name="P2"><text:span text:style-name="T2">!</text:span></text:p>
            </draw:text-box>
          </draw:frame>
          <draw:frame draw:style-name="gr3" draw:text-style-name="P4" draw:layer="zeichen" svg:width="2cm" svg:height="4.28cm" svg:x="10cm" svg:y="20.08cm">
            <draw:text-box>
              <text:p text:style-name="P2"><text:span text:style-name="T2">!</text:span></text:p>
            </draw:text-box>
          </draw:frame>
        </draw:g>
      </draw:page>
      <draw:page draw:name="angebotNew.gif" draw:style-name="dp1" draw:master-page-name="Standard">
        <draw:rect draw:style-name="gr1" draw:text-style-name="P1" draw:layer="layout" svg:width="2.6cm" svg:height="2.6cm" svg:x="7.68cm" svg:y="14cm">
          <text:p text:style-name="P2"/>
        </draw:rect>
        <draw:frame draw:style-name="gr2" draw:text-style-name="P2" draw:layer="layout" svg:width="3.16cm" svg:height="2.917cm" svg:x="8.8cm" svg:y="12.28cm">
          <draw:text-box>
            <text:p text:style-name="P2"/>
          </draw:text-box>
        </draw:frame>
        <draw:frame draw:style-name="gr3" draw:text-style-name="P3" draw:layer="layout" svg:width="2cm" svg:height="4.942cm" svg:x="7.96cm" svg:y="12.838cm">
          <draw:text-box>
            <text:p text:style-name="P2"><text:span text:style-name="T1">!</text:span></text:p>
          </draw:text-box>
        </draw:frame>
        <draw:rect draw:style-name="gr1" draw:text-style-name="P1" draw:layer="layout" svg:width="2.6cm" svg:height="2.6cm" svg:x="7.68cm" svg:y="14cm">
          <text:p text:style-name="P2"/>
        </draw:rect>
        <draw:frame draw:style-name="gr2" draw:text-style-name="P2" draw:layer="layout" svg:width="3.16cm" svg:height="2.917cm" svg:x="8.8cm" svg:y="12.28cm">
          <draw:text-box>
            <text:p text:style-name="P2"/>
          </draw:text-box>
        </draw:frame>
        <draw:frame draw:style-name="gr3" draw:text-style-name="P3" draw:layer="layout" svg:width="2cm" svg:height="4.942cm" svg:x="7.96cm" svg:y="12.838cm">
          <draw:text-box>
            <text:p text:style-name="P2"><text:span text:style-name="T1">!</text:span></text:p>
          </draw:text-box>
        </draw:frame>
        <draw:rect draw:style-name="gr1" draw:text-style-name="P1" draw:layer="layout" svg:width="2.6cm" svg:height="2.6cm" svg:x="7.68cm" svg:y="14cm">
          <text:p text:style-name="P2"/>
        </draw:rect>
        <draw:frame draw:style-name="gr2" draw:text-style-name="P2" draw:layer="layout" svg:width="3.16cm" svg:height="2.917cm" svg:x="8.8cm" svg:y="12.28cm">
          <draw:text-box>
            <text:p text:style-name="P2"/>
          </draw:text-box>
        </draw:frame>
        <draw:frame draw:style-name="gr3" draw:text-style-name="P3" draw:layer="layout" svg:width="2cm" svg:height="4.942cm" svg:x="7.96cm" svg:y="12.838cm">
          <draw:text-box>
            <text:p text:style-name="P2"><text:span text:style-name="T1">!</text:span></text:p>
          </draw:text-box>
        </draw:frame>
        <draw:frame draw:style-name="gr4" draw:text-style-name="P5" draw:layer="layout" svg:width="8.32cm" svg:height="4.942cm" svg:x="8.48cm" svg:y="12.78cm">
          <draw:text-box>
            <text:p text:style-name="P2"><text:span text:style-name="T3">*</text:span></text:p>
          </draw:text-box>
        </draw:frame>
      </draw:page>
      <draw:page draw:name="rechnung.gif" draw:style-name="dp1" draw:master-page-name="Standard">
        <draw:g>
          <draw:rect draw:style-name="gr1" draw:text-style-name="P1" draw:layer="layout" svg:width="2.6cm" svg:height="2.6cm" svg:x="7.84cm" svg:y="13.22cm">
            <text:p text:style-name="P2"/>
          </draw:rect>
          <draw:frame draw:style-name="gr2" draw:text-style-name="P2" draw:layer="layout" svg:width="3.16cm" svg:height="2.917cm" svg:x="8.96cm" svg:y="11.5cm">
            <draw:text-box>
              <text:p text:style-name="P2"/>
            </draw:text-box>
          </draw:frame>
          <draw:frame draw:style-name="gr3" draw:text-style-name="P3" draw:layer="layout" svg:width="2cm" svg:height="4.942cm" svg:x="8.12cm" svg:y="12.058cm">
            <draw:text-box>
              <text:p text:style-name="P2"><text:span text:style-name="T1">!</text:span></text:p>
            </draw:text-box>
          </draw:frame>
          <draw:rect draw:style-name="gr1" draw:text-style-name="P1" draw:layer="layout" svg:width="2.6cm" svg:height="2.6cm" svg:x="7.84cm" svg:y="13.22cm">
            <text:p text:style-name="P2"/>
          </draw:rect>
          <draw:frame draw:style-name="gr2" draw:text-style-name="P2" draw:layer="layout" svg:width="3.16cm" svg:height="2.917cm" svg:x="8.96cm" svg:y="11.5cm">
            <draw:text-box>
              <text:p text:style-name="P2"/>
            </draw:text-box>
          </draw:frame>
          <draw:frame draw:style-name="gr3" draw:text-style-name="P3" draw:layer="layout" svg:width="2cm" svg:height="4.942cm" svg:x="8.12cm" svg:y="12.058cm">
            <draw:text-box>
              <text:p text:style-name="P2"><text:span text:style-name="T1">!</text:span></text:p>
            </draw:text-box>
          </draw:frame>
          <draw:rect draw:style-name="gr1" draw:text-style-name="P1" draw:layer="layout" svg:width="2.6cm" svg:height="2.6cm" svg:x="7.84cm" svg:y="13.22cm">
            <text:p text:style-name="P2"/>
          </draw:rect>
          <draw:frame draw:style-name="gr2" draw:text-style-name="P2" draw:layer="layout" svg:width="3.16cm" svg:height="2.917cm" svg:x="8.96cm" svg:y="11.5cm">
            <draw:text-box>
              <text:p text:style-name="P2"/>
            </draw:text-box>
          </draw:frame>
          <draw:frame draw:style-name="gr3" draw:text-style-name="P3" draw:layer="layout" svg:width="2cm" svg:height="4.942cm" svg:x="7.72cm" svg:y="11.958cm">
            <draw:text-box>
              <text:p text:style-name="P2"><text:span text:style-name="T1">+</text:span></text:p>
            </draw:text-box>
          </draw:frame>
        </draw:g>
      </draw:page>
      <draw:page draw:name="rechnungNew.gif" draw:style-name="dp1" draw:master-page-name="Standard">
        <draw:rect draw:style-name="gr1" draw:text-style-name="P1" draw:layer="layout" svg:width="2.6cm" svg:height="2.6cm" svg:x="7.84cm" svg:y="13.22cm">
          <text:p text:style-name="P2"/>
        </draw:rect>
        <draw:frame draw:style-name="gr2" draw:text-style-name="P2" draw:layer="layout" svg:width="3.16cm" svg:height="2.917cm" svg:x="8.96cm" svg:y="11.5cm">
          <draw:text-box>
            <text:p text:style-name="P2"/>
          </draw:text-box>
        </draw:frame>
        <draw:frame draw:style-name="gr3" draw:text-style-name="P3" draw:layer="layout" svg:width="2cm" svg:height="4.942cm" svg:x="8.12cm" svg:y="12.058cm">
          <draw:text-box>
            <text:p text:style-name="P2"><text:span text:style-name="T1">!</text:span></text:p>
          </draw:text-box>
        </draw:frame>
        <draw:rect draw:style-name="gr1" draw:text-style-name="P1" draw:layer="layout" svg:width="2.6cm" svg:height="2.6cm" svg:x="7.84cm" svg:y="13.22cm">
          <text:p text:style-name="P2"/>
        </draw:rect>
        <draw:frame draw:style-name="gr2" draw:text-style-name="P2" draw:layer="layout" svg:width="3.16cm" svg:height="2.917cm" svg:x="8.96cm" svg:y="11.5cm">
          <draw:text-box>
            <text:p text:style-name="P2"/>
          </draw:text-box>
        </draw:frame>
        <draw:frame draw:style-name="gr3" draw:text-style-name="P3" draw:layer="layout" svg:width="2cm" svg:height="4.942cm" svg:x="8.12cm" svg:y="12.058cm">
          <draw:text-box>
            <text:p text:style-name="P2"><text:span text:style-name="T1">!</text:span></text:p>
          </draw:text-box>
        </draw:frame>
        <draw:rect draw:style-name="gr1" draw:text-style-name="P1" draw:layer="layout" svg:width="2.6cm" svg:height="2.6cm" svg:x="7.84cm" svg:y="13.22cm">
          <text:p text:style-name="P2"/>
        </draw:rect>
        <draw:frame draw:style-name="gr2" draw:text-style-name="P2" draw:layer="layout" svg:width="3.16cm" svg:height="2.917cm" svg:x="8.96cm" svg:y="11.5cm">
          <draw:text-box>
            <text:p text:style-name="P2"/>
          </draw:text-box>
        </draw:frame>
        <draw:frame draw:style-name="gr3" draw:text-style-name="P3" draw:layer="layout" svg:width="2cm" svg:height="4.942cm" svg:x="7.62cm" svg:y="12.058cm">
          <draw:text-box>
            <text:p text:style-name="P2"><text:span text:style-name="T1">+</text:span></text:p>
          </draw:text-box>
        </draw:frame>
        <draw:frame draw:style-name="gr4" draw:text-style-name="P5" draw:layer="zeichen" svg:width="8.32cm" svg:height="4.942cm" svg:x="8.72cm" svg:y="11.9cm">
          <draw:text-box>
            <text:p text:style-name="P2"><text:span text:style-name="T3">*</text:span></text:p>
          </draw:text-box>
        </draw:frame>
      </draw:page>
      <draw:page draw:name="anschreiben.gif" draw:style-name="dp1" draw:master-page-name="Standard">
        <draw:frame draw:style-name="gr2" draw:text-style-name="P2" draw:layer="zeichen" svg:width="3.16cm" svg:height="2.917cm" svg:x="8.96cm" svg:y="11.5cm">
          <draw:text-box>
            <text:p text:style-name="P2"/>
          </draw:text-box>
        </draw:frame>
        <draw:frame draw:style-name="gr2" draw:text-style-name="P2" draw:layer="zeichen" svg:width="3.16cm" svg:height="2.917cm" svg:x="8.96cm" svg:y="11.5cm">
          <draw:text-box>
            <text:p text:style-name="P2"/>
          </draw:text-box>
        </draw:frame>
        <draw:frame draw:style-name="gr2" draw:text-style-name="P2" draw:layer="zeichen" svg:width="3.16cm" svg:height="2.917cm" svg:x="8.96cm" svg:y="11.5cm">
          <draw:text-box>
            <text:p text:style-name="P2"/>
          </draw:text-box>
        </draw:frame>
        <draw:rect draw:style-name="gr5" draw:text-style-name="P1" draw:layer="zeichen" svg:width="2.6cm" svg:height="2.6cm" svg:x="8.8cm" svg:y="13.72cm">
          <text:p text:style-name="P2"/>
        </draw:rect>
        <draw:frame draw:style-name="gr3" draw:text-style-name="P6" draw:layer="zeichen" svg:width="2.484cm" svg:height="4.942cm" svg:x="8.56cm" svg:y="13.538cm">
          <draw:text-box>
            <text:p text:style-name="P2"><text:span text:style-name="T4">"</text:span></text:p>
          </draw:text-box>
        </draw:frame>
      </draw:page>
      <draw:page draw:name="anschreibenNew.gif" draw:style-name="dp1" draw:master-page-name="Standard">
        <draw:frame draw:style-name="gr2" draw:text-style-name="P2" draw:layer="zeichen" svg:width="3.16cm" svg:height="2.917cm" svg:x="8.96cm" svg:y="11.5cm">
          <draw:text-box>
            <text:p text:style-name="P2"/>
          </draw:text-box>
        </draw:frame>
        <draw:frame draw:style-name="gr2" draw:text-style-name="P2" draw:layer="zeichen" svg:width="3.16cm" svg:height="2.917cm" svg:x="8.96cm" svg:y="11.5cm">
          <draw:text-box>
            <text:p text:style-name="P2"/>
          </draw:text-box>
        </draw:frame>
        <draw:frame draw:style-name="gr2" draw:text-style-name="P2" draw:layer="zeichen" svg:width="3.16cm" svg:height="2.917cm" svg:x="8.96cm" svg:y="11.5cm">
          <draw:text-box>
            <text:p text:style-name="P2"/>
          </draw:text-box>
        </draw:frame>
        <draw:rect draw:style-name="gr5" draw:text-style-name="P1" draw:layer="zeichen" svg:width="2.6cm" svg:height="2.6cm" svg:x="8.8cm" svg:y="13.72cm">
          <text:p text:style-name="P2"/>
        </draw:rect>
        <draw:frame draw:style-name="gr3" draw:text-style-name="P6" draw:layer="zeichen" svg:width="2.484cm" svg:height="4.942cm" svg:x="8.46cm" svg:y="13.738cm">
          <draw:text-box>
            <text:p text:style-name="P2"><text:span text:style-name="T4">"</text:span></text:p>
          </draw:text-box>
        </draw:frame>
        <draw:frame draw:style-name="gr4" draw:text-style-name="P5" draw:layer="zeichen" svg:width="8.32cm" svg:height="4.942cm" svg:x="9.665cm" svg:y="12.38cm">
          <draw:text-box>
            <text:p text:style-name="P2"><text:span text:style-name="T3">*</text:span></text:p>
          </draw:text-box>
        </draw:frame>
      </draw:page>
      <draw:page draw:name="vorhaben_prj.gif" draw:style-name="dp1" draw:master-page-name="Standard">
        <draw:frame draw:style-name="gr6" draw:text-style-name="P1" draw:layer="zeichen" svg:width="2.6cm" svg:height="2.6cm" svg:x="10.439cm" svg:y="11.845cm">
          <draw:image xlink:href="Pictures/1000000000000010000000108945F35C.jpg" xlink:type="simple" xlink:show="embed" xlink:actuate="onLoad">
            <text:p text:style-name="P2"/>
          </draw:image>
        </draw:frame>
        <draw:rect draw:style-name="gr7" draw:text-style-name="P1" draw:layer="zeichen" svg:width="1.76cm" svg:height="1.624cm" svg:x="10.849cm" svg:y="12.415cm">
          <text:p text:style-name="P2"/>
        </draw:rect>
        <draw:frame draw:style-name="gr8" draw:text-style-name="P7" draw:layer="zeichen" svg:width="2.32cm" svg:height="1.29cm" svg:x="10.62cm" svg:y="12.08cm">
          <draw:text-box>
            <text:p text:style-name="P2"><text:span text:style-name="T5">•</text:span></text:p>
          </draw:text-box>
        </draw:frame>
        <draw:frame draw:style-name="gr9" draw:text-style-name="P8" draw:layer="zeichen" svg:width="4cm" svg:height="1.93cm" svg:x="10.6cm" svg:y="12.57cm">
          <draw:text-box>
            <text:p text:style-name="P2"><text:span text:style-name="T6">N</text:span><text:span text:style-name="T7">T</text:span></text:p>
          </draw:text-box>
        </draw:frame>
      </draw:page>
      <draw:page draw:name="vorhabenNew_prj.gif" draw:style-name="dp1" draw:master-page-name="Standard">
        <draw:g>
          <draw:frame draw:style-name="gr6" draw:text-style-name="P1" draw:layer="zeichen" svg:width="2.6cm" svg:height="2.6cm" svg:x="10.44cm" svg:y="11.846cm">
            <draw:image xlink:href="Pictures/1000000000000010000000108945F35C.jpg" xlink:type="simple" xlink:show="embed" xlink:actuate="onLoad">
              <text:p text:style-name="P2"/>
            </draw:image>
          </draw:frame>
          <draw:rect draw:style-name="gr7" draw:text-style-name="P1" draw:layer="zeichen" svg:width="1.76cm" svg:height="1.624cm" svg:x="10.85cm" svg:y="12.416cm">
            <text:p text:style-name="P2"/>
          </draw:rect>
          <draw:frame draw:style-name="gr8" draw:text-style-name="P7" draw:layer="zeichen" svg:width="2.32cm" svg:height="1.29cm" svg:x="10.621cm" svg:y="12.081cm">
            <draw:text-box>
              <text:p text:style-name="P2"><text:span text:style-name="T5">•</text:span></text:p>
            </draw:text-box>
          </draw:frame>
          <draw:frame draw:style-name="gr9" draw:text-style-name="P8" draw:layer="zeichen" svg:width="4cm" svg:height="1.93cm" svg:x="10.601cm" svg:y="12.571cm">
            <draw:text-box>
              <text:p text:style-name="P2"><text:span text:style-name="T6">N</text:span><text:span text:style-name="T7">T</text:span></text:p>
            </draw:text-box>
          </draw:frame>
          <draw:frame draw:style-name="gr10" draw:text-style-name="P9" draw:layer="zeichen" svg:width="1.58cm" svg:height="3.185cm" svg:x="11.36cm" svg:y="11.15cm">
            <draw:text-box>
              <text:p text:style-name="P2"><text:span text:style-name="T8">*</text:span></text:p>
            </draw:text-box>
          </draw:frame>
        </draw:g>
      </draw:page>
      <draw:page draw:name="projekt_prj.gif" draw:style-name="dp1" draw:master-page-name="Standard">
        <draw:g>
          <draw:frame draw:style-name="gr6" draw:text-style-name="P1" draw:layer="zeichen" svg:width="2.6cm" svg:height="2.6cm" svg:x="10.44cm" svg:y="11.846cm">
            <draw:image xlink:href="Pictures/1000000000000010000000108945F35C.jpg" xlink:type="simple" xlink:show="embed" xlink:actuate="onLoad">
              <text:p text:style-name="P2"/>
            </draw:image>
          </draw:frame>
          <draw:rect draw:style-name="gr11" draw:text-style-name="P1" draw:layer="zeichen" svg:width="1.76cm" svg:height="1.624cm" svg:x="10.85cm" svg:y="12.416cm">
            <text:p text:style-name="P2"/>
          </draw:rect>
        </draw:g>
      </draw:page>
      <draw:page draw:name="projektNew_prj.gif" draw:style-name="dp1" draw:master-page-name="Standard">
        <office:forms form:automatic-focus="false" form:apply-design-mode="false"/>
        <draw:g>
          <draw:g>
            <draw:frame draw:style-name="gr6" draw:text-style-name="P1" draw:layer="zeichen" svg:width="2.6cm" svg:height="2.6cm" svg:x="10.44cm" svg:y="11.846cm">
              <draw:image xlink:href="Pictures/1000000000000010000000108945F35C.jpg" xlink:type="simple" xlink:show="embed" xlink:actuate="onLoad">
                <text:p text:style-name="P2"/>
              </draw:image>
            </draw:frame>
            <draw:rect draw:style-name="gr11" draw:text-style-name="P1" draw:layer="zeichen" svg:width="1.76cm" svg:height="1.624cm" svg:x="10.85cm" svg:y="12.416cm">
              <text:p text:style-name="P2"/>
            </draw:rect>
          </draw:g>
          <draw:frame draw:style-name="gr12" draw:text-style-name="P5" draw:layer="zeichen" svg:width="2.295cm" svg:height="4.942cm" svg:x="10.785cm" svg:y="10.66cm">
            <draw:text-box>
              <text:p text:style-name="P2"><text:span text:style-name="T3">*</text:span></text:p>
            </draw:text-box>
          </draw:frame>
        </draw:g>
      </draw:page>
      <draw:page draw:name="vorhaben_neu_status" draw:style-name="dp1" draw:master-page-name="Standard">
        <office:forms form:automatic-focus="false" form:apply-design-mode="false"/>
        <draw:frame draw:style-name="gr2" draw:text-style-name="P2" draw:layer="zeichen" svg:width="3.16cm" svg:height="2.917cm" svg:x="10.08cm" svg:y="10.04cm">
          <draw:text-box>
            <text:p text:style-name="P2"/>
          </draw:text-box>
        </draw:frame>
        <draw:frame draw:style-name="gr2" draw:text-style-name="P2" draw:layer="zeichen" svg:width="3.16cm" svg:height="2.917cm" svg:x="10.08cm" svg:y="10.04cm">
          <draw:text-box>
            <text:p text:style-name="P2"/>
          </draw:text-box>
        </draw:frame>
        <draw:frame draw:style-name="gr2" draw:text-style-name="P2" draw:layer="zeichen" svg:width="3.16cm" svg:height="2.917cm" svg:x="10.08cm" svg:y="10.04cm">
          <draw:text-box>
            <text:p text:style-name="P2"/>
          </draw:text-box>
        </draw:frame>
        <draw:g>
          <draw:frame draw:style-name="gr2" draw:text-style-name="P2" draw:layer="zeichen" svg:width="3.16cm" svg:height="2.917cm" svg:x="4.04cm" svg:y="2.087cm">
            <draw:text-box>
              <text:p text:style-name="P2"/>
            </draw:text-box>
          </draw:frame>
          <draw:frame draw:style-name="gr2" draw:text-style-name="P2" draw:layer="zeichen" svg:width="3.16cm" svg:height="2.917cm" svg:x="4.04cm" svg:y="2.087cm">
            <draw:text-box>
              <text:p text:style-name="P2"/>
            </draw:text-box>
          </draw:frame>
          <draw:frame draw:style-name="gr2" draw:text-style-name="P2" draw:layer="zeichen" svg:width="3.16cm" svg:height="2.917cm" svg:x="4.04cm" svg:y="2.087cm">
            <draw:text-box>
              <text:p text:style-name="P2"/>
            </draw:text-box>
          </draw:frame>
          <draw:frame draw:style-name="gr3" draw:text-style-name="P6" draw:layer="zeichen" svg:width="2cm" svg:height="4.942cm" svg:x="3.12cm" svg:y="2.547cm">
            <draw:text-box>
              <text:p text:style-name="P2"><text:span text:style-name="T4">!</text:span></text:p>
            </draw:text-box>
          </draw:frame>
        </draw:g>
        <draw:g>
          <draw:frame draw:style-name="gr2" draw:text-style-name="P2" draw:layer="layout" svg:width="3.16cm" svg:height="2.917cm" svg:x="14.44cm" svg:y="2.04cm">
            <draw:text-box>
              <text:p text:style-name="P2"/>
            </draw:text-box>
          </draw:frame>
          <draw:frame draw:style-name="gr2" draw:text-style-name="P2" draw:layer="layout" svg:width="3.16cm" svg:height="2.917cm" svg:x="14.44cm" svg:y="2.04cm">
            <draw:text-box>
              <text:p text:style-name="P2"/>
            </draw:text-box>
          </draw:frame>
          <draw:frame draw:style-name="gr2" draw:text-style-name="P2" draw:layer="layout" svg:width="3.16cm" svg:height="2.917cm" svg:x="14.44cm" svg:y="2.04cm">
            <draw:text-box>
              <text:p text:style-name="P2"/>
            </draw:text-box>
          </draw:frame>
          <draw:frame draw:style-name="gr3" draw:text-style-name="P10" draw:layer="zeichen" svg:width="2cm" svg:height="4.942cm" svg:x="13.52cm" svg:y="2.5cm">
            <draw:text-box>
              <text:p text:style-name="P2"><text:span text:style-name="T9">!</text:span></text:p>
            </draw:text-box>
          </draw:frame>
          <draw:frame draw:style-name="gr3" draw:text-style-name="P11" draw:layer="zeichen" svg:width="2cm" svg:height="4.942cm" svg:x="3.52cm" svg:y="9.9cm">
            <draw:text-box>
              <text:p text:style-name="P2"><text:span text:style-name="T10">!</text:span></text:p>
            </draw:text-box>
          </draw:frame>
          <draw:frame draw:style-name="gr3" draw:text-style-name="P12" draw:layer="zeichen" svg:width="2cm" svg:height="4.942cm" svg:x="3.76cm" svg:y="17.538cm">
            <draw:text-box>
              <text:p text:style-name="P2"><text:span text:style-name="T11">!</text:span></text:p>
            </draw:text-box>
          </draw:frame>
          <draw:frame draw:style-name="gr3" draw:text-style-name="P13" draw:layer="zeichen" svg:width="2cm" svg:height="4.942cm" svg:x="13.52cm" svg:y="9.6cm">
            <draw:text-box>
              <text:p text:style-name="P2"><text:span text:style-name="T12">!</text:span></text:p>
            </draw:text-box>
          </draw:frame>
          <draw:frame draw:style-name="gr3" draw:text-style-name="P14" draw:layer="zeichen" svg:width="2cm" svg:height="4.942cm" svg:x="13.72cm" svg:y="17.5cm">
            <draw:text-box>
              <text:p text:style-name="P2"><text:span text:style-name="T13">!</text:span></text:p>
            </draw:text-box>
          </draw:frame>
        </draw:g>
      </draw:page>
      <draw:page draw:name="page12" draw:style-name="dp1" draw:master-page-name="Standard">
        <office:forms form:automatic-focus="false" form:apply-design-mode="false"/>
        <draw:frame draw:style-name="gr13" draw:text-style-name="P2" draw:layer="zeichen" svg:width="4.2cm" svg:height="6.73cm" svg:x="3.96cm" svg:y="3.16cm">
          <draw:text-box>
            <text:p text:style-name="P2"/>
          </draw:text-box>
        </draw:frame>
        <draw:frame draw:style-name="gr14" draw:text-style-name="P15" draw:layer="zeichen" svg:width="1.8cm" svg:height="4.942cm" svg:x="2.84cm" svg:y="3.32cm">
          <draw:text-box>
            <text:p text:style-name="P15"><text:span text:style-name="T14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9" draw:display-name="Gradient 9" draw:style="linear" draw:start-color="#8cbf00" draw:end-color="#99f2e5" draw:start-intensity="100%" draw:end-intensity="100%" draw:angle="450" draw:border="10%"/>
    <draw:gradient draw:name="nt_5f_icon" draw:display-name="nt_icon" draw:style="linear" draw:start-color="#ffe500" draw:end-color="#99f2e5" draw:start-intensity="100%" draw:end-intensity="100%" draw:angle="450" draw:border="1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zeichen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Dieter Apel</meta:initial-creator>
    <meta:creation-date>2009-02-13T19:52:49</meta:creation-date>
    <dc:creator>Dieter Apel</dc:creator>
    <dc:date>2009-03-14T23:17:12</dc:date>
    <dc:language>de-DE</dc:language>
    <meta:editing-cycles>8</meta:editing-cycles>
    <meta:editing-duration>PT4H49M32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